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1.5cm" svg:x="4.6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cm" svg:height="1.5cm" svg:x="11.4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cm" svg:height="0.8cm" svg:x="11.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3cm" svg:height="1.6cm" svg:x="6.8cm" svg:y="7.6cm">
          <text:p text:style-name="P1">Main window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4.1cm" svg:height="1.3cm" svg:x="2.5cm" svg:y="12.1cm">
          <text:p text:style-name="P1">Write window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4.6cm" svg:height="1.4cm" svg:x="11.5cm" svg:y="12cm">
          <text:p text:style-name="P1">Search window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1" draw:layer="layout" svg:x1="7.4cm" svg:y1="9.3cm" svg:x2="4.5cm" svg:y2="11.9cm">
          <text:p/>
        </draw:line>
        <draw:line draw:style-name="gr4" draw:text-style-name="P1" draw:layer="layout" svg:x1="5.3cm" svg:y1="11.9cm" svg:x2="8cm" svg:y2="9.5cm">
          <text:p/>
        </draw:line>
        <draw:line draw:style-name="gr4" draw:text-style-name="P1" draw:layer="layout" svg:x1="10.6cm" svg:y1="9.6cm" svg:x2="13.1cm" svg:y2="11.8cm">
          <text:p/>
        </draw:line>
        <draw:line draw:style-name="gr4" draw:text-style-name="P1" draw:layer="layout" svg:x1="13.7cm" svg:y1="11.6cm" svg:x2="11.2cm" svg:y2="9.3cm">
          <text:p/>
        </draw:line>
        <draw:line draw:style-name="gr4" draw:text-style-name="P1" draw:layer="layout" svg:x1="5.9cm" svg:y1="5.4cm" svg:x2="7.6cm" svg:y2="7.4cm">
          <text:p/>
        </draw:line>
        <draw:line draw:style-name="gr4" draw:text-style-name="P1" draw:layer="layout" svg:x1="10.4cm" svg:y1="7.3cm" svg:x2="11.9cm" svg:y2="5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M30S</meta:editing-duration>
    <meta:editing-cycles>3</meta:editing-cycles>
    <meta:generator>LibreOffice/4.2.6.2$Windows_x86 LibreOffice_project/185f2ce4dcc34af9bd97dec29e6d42c39557298f</meta:generator>
    <dc:date>2019-11-23T12:02:26.468000000</dc:date>
    <meta:document-statistic meta:object-count="12"/>
  </office:meta>
</office:document-meta>
</file>